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officeooo:rsid="0016177d" officeooo:paragraph-rsid="0016177d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6177d" officeooo:paragraph-rsid="0016177d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ab67a" officeooo:paragraph-rsid="001ab67a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ab67a" officeooo:paragraph-rsid="001da41d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e1d49" officeooo:paragraph-rsid="001e1d49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218046" officeooo:paragraph-rsid="0021804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24b63d" officeooo:paragraph-rsid="0024b63d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6a95f" officeooo:paragraph-rsid="0026a95f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282227" officeooo:paragraph-rsid="00282227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paragraph-rsid="001e1d49"/>
    </style:style>
    <style:style style:name="P11" style:family="paragraph" style:parent-style-name="Standard">
      <style:paragraph-properties fo:text-align="start" style:justify-single-word="false"/>
      <style:text-properties fo:font-size="13pt" officeooo:rsid="0026a95f" officeooo:paragraph-rsid="0026a95f" fo:background-color="#fff200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282227" officeooo:paragraph-rsid="00282227" fo:background-color="#fff200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26a95f" officeooo:paragraph-rsid="0026a95f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282227" officeooo:paragraph-rsid="00282227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5pt" fo:font-weight="bold" officeooo:rsid="0016177d" officeooo:paragraph-rsid="0016177d" style:font-size-asian="15pt" style:font-weight-asian="bold" style:font-size-complex="15pt" style:font-weight-complex="bold"/>
    </style:style>
    <style:style style:name="P1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7" style:family="paragraph" style:parent-style-name="Standard">
      <style:paragraph-properties fo:text-align="center" style:justify-single-word="false"/>
      <style:text-properties fo:color="#ce181e" fo:font-size="15pt" style:text-underline-style="solid" style:text-underline-width="auto" style:text-underline-color="font-color" officeooo:rsid="0024b63d" officeooo:paragraph-rsid="0024b63d" style:font-size-asian="15pt" style:font-size-complex="15pt"/>
    </style:style>
    <style:style style:name="P18" style:family="paragraph" style:parent-style-name="Standard">
      <style:text-properties fo:color="#ce181e" officeooo:rsid="002a2d8f" officeooo:paragraph-rsid="002a2d8f"/>
    </style:style>
    <style:style style:name="P19" style:family="paragraph" style:parent-style-name="Standard">
      <style:text-properties officeooo:rsid="0029261d" officeooo:paragraph-rsid="0029261d"/>
    </style:style>
    <style:style style:name="P20" style:family="paragraph" style:parent-style-name="Standard">
      <style:text-properties officeooo:rsid="002a2d8f" officeooo:paragraph-rsid="002a2d8f"/>
    </style:style>
    <style:style style:name="P21" style:family="paragraph" style:parent-style-name="Standard">
      <style:text-properties fo:background-color="#fff200"/>
    </style:style>
    <style:style style:name="P22" style:family="paragraph" style:parent-style-name="Standard">
      <style:text-properties officeooo:paragraph-rsid="002ebb3d" fo:background-color="#fff200"/>
    </style:style>
    <style:style style:name="P23" style:family="paragraph" style:parent-style-name="Standard">
      <style:text-properties officeooo:rsid="002ebb3d" officeooo:paragraph-rsid="002ebb3d" fo:background-color="#fff200"/>
    </style:style>
    <style:style style:name="P24" style:family="paragraph" style:parent-style-name="Standard">
      <style:text-properties officeooo:rsid="0030733d" officeooo:paragraph-rsid="0030733d" fo:background-color="#fff200"/>
    </style:style>
    <style:style style:name="P25" style:family="paragraph" style:parent-style-name="Standard">
      <style:text-properties officeooo:rsid="002d297d" officeooo:paragraph-rsid="002ebb3d" fo:background-color="#fff200"/>
    </style:style>
    <style:style style:name="P26" style:family="paragraph" style:parent-style-name="Standard">
      <style:text-properties style:text-underline-style="solid" style:text-underline-width="auto" style:text-underline-color="font-color"/>
    </style:style>
    <style:style style:name="P27" style:family="paragraph" style:parent-style-name="Standard">
      <style:text-properties officeooo:rsid="002d297d" officeooo:paragraph-rsid="002d297d"/>
    </style:style>
    <style:style style:name="P28" style:family="paragraph" style:parent-style-name="Standard">
      <style:text-properties officeooo:rsid="0032f988" officeooo:paragraph-rsid="0032f988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3pt" officeooo:rsid="0024b63d" officeooo:paragraph-rsid="0024b63d" style:font-size-asian="13pt" style:font-size-complex="13pt"/>
    </style:style>
    <style:style style:name="P30" style:family="paragraph" style:parent-style-name="Standard">
      <style:text-properties officeooo:rsid="002ebb3d" officeooo:paragraph-rsid="002ebb3d" fo:background-color="#fff200"/>
    </style:style>
    <style:style style:name="P31" style:family="paragraph" style:parent-style-name="Standard">
      <style:text-properties officeooo:rsid="00351e86" officeooo:paragraph-rsid="00351e86" fo:background-color="#fff200"/>
    </style:style>
    <style:style style:name="P32" style:family="paragraph" style:parent-style-name="Standard">
      <style:text-properties officeooo:rsid="0038fc4a" officeooo:paragraph-rsid="0038fc4a" fo:background-color="#fff200"/>
    </style:style>
    <style:style style:name="P33" style:family="paragraph" style:parent-style-name="Standard">
      <style:text-properties officeooo:rsid="003ad973" officeooo:paragraph-rsid="003ad973" fo:background-color="#fff200"/>
    </style:style>
    <style:style style:name="P34" style:family="paragraph" style:parent-style-name="Standard">
      <style:text-properties officeooo:rsid="00351e86" officeooo:paragraph-rsid="00351e86"/>
    </style:style>
    <style:style style:name="P35" style:family="paragraph" style:parent-style-name="Standard">
      <style:text-properties officeooo:rsid="00351e86" officeooo:paragraph-rsid="00373730"/>
    </style:style>
    <style:style style:name="P36" style:family="paragraph" style:parent-style-name="Standard">
      <style:text-properties style:text-underline-style="solid" style:text-underline-width="auto" style:text-underline-color="font-color" officeooo:rsid="00351e86" officeooo:paragraph-rsid="00351e86"/>
    </style:style>
    <style:style style:name="P37" style:family="paragraph" style:parent-style-name="Standard">
      <style:text-properties fo:color="#ce181e" officeooo:rsid="00351e86" officeooo:paragraph-rsid="00351e86"/>
    </style:style>
    <style:style style:name="P38" style:family="paragraph" style:parent-style-name="Standard">
      <style:text-properties officeooo:rsid="0038fc4a" officeooo:paragraph-rsid="0038fc4a"/>
    </style:style>
    <style:style style:name="P39" style:family="paragraph" style:parent-style-name="Standard">
      <style:text-properties officeooo:rsid="003ad973" officeooo:paragraph-rsid="003ad973"/>
    </style:style>
    <style:style style:name="P40" style:family="paragraph" style:parent-style-name="Standard">
      <style:text-properties officeooo:rsid="003c17ce" officeooo:paragraph-rsid="003c17ce"/>
    </style:style>
    <style:style style:name="P41" style:family="paragraph" style:parent-style-name="Standard">
      <style:text-properties officeooo:rsid="003d6fa1" officeooo:paragraph-rsid="003d6fa1"/>
    </style:style>
    <style:style style:name="P42" style:family="paragraph" style:parent-style-name="Text_20_body" style:list-style-name="L1">
      <style:paragraph-properties fo:margin-left="0cm" fo:margin-right="0cm" fo:margin-top="0.159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P43" style:family="paragraph" style:parent-style-name="Text_20_body" style:list-style-name="L1">
      <style:paragraph-properties fo:margin-left="0cm" fo:margin-right="0cm" fo:margin-top="0.159cm" fo:margin-bottom="0cm" loext:contextual-spacing="false" fo:orphans="2" fo:widows="2" fo:text-indent="0cm" style:auto-text-indent="false"/>
    </style:style>
    <style:style style:name="P44" style:family="paragraph" style:parent-style-name="Text_20_body" style:list-style-name="L1">
      <style:paragraph-properties fo:margin-left="0cm" fo:margin-right="0cm" fo:margin-top="0.159cm" fo:margin-bottom="0.499cm" loext:contextual-spacing="false" fo:orphans="2" fo:widows="2" fo:text-indent="0cm" style:auto-text-indent="false"/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T3" style:family="text">
      <style:text-properties fo:font-variant="normal" fo:text-transform="none" fo:color="#000000" style:font-name="Arial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T4" style:family="text">
      <style:text-properties officeooo:rsid="001a5231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d4d4d4" style:font-name="Droid Sans Mono" fo:font-size="10.5pt" fo:font-weight="normal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officeooo:rsid="001e1d49" style:font-size-asian="13pt" style:font-size-complex="13pt"/>
    </style:style>
    <style:style style:name="T11" style:family="text">
      <style:text-properties officeooo:rsid="00249576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82227"/>
    </style:style>
    <style:style style:name="T14" style:family="text">
      <style:text-properties officeooo:rsid="002b295e"/>
    </style:style>
    <style:style style:name="T15" style:family="text">
      <style:text-properties officeooo:rsid="0030733d"/>
    </style:style>
    <style:style style:name="T16" style:family="text">
      <style:text-properties officeooo:rsid="0032ac2d"/>
    </style:style>
    <style:style style:name="T17" style:family="text">
      <style:text-properties officeooo:rsid="0033605c"/>
    </style:style>
    <style:style style:name="T18" style:family="text">
      <style:text-properties fo:color="#ce181e"/>
    </style:style>
    <style:style style:name="T19" style:family="text">
      <style:text-properties fo:color="#ce181e" officeooo:rsid="00373730"/>
    </style:style>
    <style:style style:name="T20" style:family="text">
      <style:text-properties officeooo:rsid="00373730"/>
    </style:style>
    <style:style style:name="T21" style:family="text">
      <style:text-properties officeooo:rsid="003bf237"/>
    </style:style>
    <style:style style:name="T22" style:family="text">
      <style:text-properties officeooo:rsid="003c5586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JAVA SCRIPT</text:p>
      <text:p text:style-name="P15"/>
      <text:p text:style-name="P1">* <text:span text:style-name="T11">JavaScript is a high level, interpreted programming language used to make web pages more interactive. It is a very powerful client-side scripting language that makes your webpage more lively and interative.</text:span></text:p>
      <text:p text:style-name="P1"/>
      <text:p text:style-name="P1">* <text:span text:style-name="T11">JavaScipt can run on any device that has a JavaScript engine.</text:span></text:p>
      <text:p text:style-name="P1"/>
      <text:p text:style-name="P1">The JavaScript language has three components: core, client-side and server-side.</text:p>
      <text:list xml:id="list390370631" text:style-name="L1">
        <text:list-item>
          <text:p text:style-name="P42"><text:span text:style-name="T1">Core JavaScript </text:span>is the base part of the JavaScript language that is supported on both the client and server side.</text:p>
        </text:list-item>
        <text:list-item>
          <text:p text:style-name="P43"><text:a xlink:type="simple" xlink:href="http://help.dottoro.com/ljswgnnf.php" text:style-name="Internet_20_link" text:visited-style-name="Visited_20_Internet_20_Link">Client-side JavaScript (CSJS)</text:a><text:span text:style-name="T3"> </text:span><text:span text:style-name="T2">contains the core JavaScript elements and has several additional objects, properties and methods that are supported by browsers.</text:span></text:p>
        </text:list-item>
        <text:list-item>
          <text:p text:style-name="P44"><text:span text:style-name="T1">Server-side JavaScript (SSJS) </text:span>also contains the core JavaScript elements and it has additional features supported by server-side products.</text:p>
        </text:list-item>
      </text:list>
      <text:p text:style-name="P2">* <text:span text:style-name="T4">JS is a single threaded language.</text:span></text:p>
      <text:p text:style-name="P2">* <text:span text:style-name="T4">JS is dynamically typed language, this means that the JS engine figures out the type of variable during run-time.</text:span></text:p>
      <text:p text:style-name="P3">* <text:span text:style-name="T17">JS is not a pure functional programming language, as here objects are not immutable.</text:span></text:p>
      <text:p text:style-name="P3"/>
      <text:p text:style-name="P3">* Variable names can be made up of numbers, letters, and $ or _, but may not contain spaces or start with a number.</text:p>
      <text:p text:style-name="P3"/>
      <text:p text:style-name="P3">* data types undefined, null, boolean, string, symbol, number, object</text:p>
      <text:p text:style-name="P4">var is used throughout the program</text:p>
      <text:p text:style-name="P4">let is used only in the scope</text:p>
      <text:p text:style-name="P4">let keyword does not allow a varible to be declared twice in a block</text:p>
      <text:p text:style-name="P4"/>
      <text:p text:style-name="P4"/>
      <text:p text:style-name="P3">/*</text:p>
      <text:p text:style-name="P3">let x="hello";</text:p>
      <text:p text:style-name="P3">let x="hi"; <text:s/>this will cause error</text:p>
      <text:p text:style-name="P3">*/</text:p>
      <text:p text:style-name="P3"/>
      <text:p text:style-name="P3">*const is read only keyword for declaring varibles</text:p>
      <text:p text:style-name="P3">* we can mutate the array declared with const</text:p>
      <text:p text:style-name="P10"><text:span text:style-name="T10">eg, </text:span><text:span text:style-name="T5">var</text:span><text:span text:style-name="T7"> myobj</text:span><text:span text:style-name="T8"> = {</text:span></text:p>
      <text:p text:style-name="P16"><text:span text:style-name="T6">name</text:span>: <text:span text:style-name="T9">'chandu'</text:span>,</text:p>
      <text:p text:style-name="P16"><text:span text:style-name="T6">course</text:span>: <text:span text:style-name="T9">'js'</text:span>,</text:p>
      <text:p text:style-name="P16"><text:span text:style-name="T6">platform</text:span>: <text:span text:style-name="T9">'coursera'</text:span></text:p>
      <text:p text:style-name="P16">};</text:p>
      <text:p text:style-name="P5"/>
      <text:p text:style-name="P5">console.log(myobj); <text:s text:c="17"/>op=&gt; { name: 'chandu', course: 'js', platform: 'coursera' }</text:p>
      <text:p text:style-name="P5"/>
      <text:p text:style-name="P5"><text:soft-page-break/>for (var prop in myobj) {</text:p>
      <text:p text:style-name="P5"><text:s text:c="4"/>console.log(prop + ': ' + myobj[prop]);</text:p>
      <text:p text:style-name="P5">} <text:s text:c="68"/>op=&gt; <text:s text:c="7"/>name: chandu</text:p>
      <text:p text:style-name="P5"><text:tab/><text:tab/><text:tab/><text:tab/><text:tab/><text:tab/><text:tab/><text:tab/>course: js</text:p>
      <text:p text:style-name="P5"><text:tab/><text:tab/><text:tab/><text:tab/><text:tab/><text:tab/><text:tab/><text:tab/>platform: coursera</text:p>
      <text:p text:style-name="P3"/>
      <text:p text:style-name="P6">this is the way of printing property: value.</text:p>
      <text:p text:style-name="P3">/*</text:p>
      <text:p text:style-name="P3">console.log('hello');</text:p>
      <text:p text:style-name="P3">var number = 5;</text:p>
      <text:p text:style-name="P3">console.log(number);</text:p>
      <text:p text:style-name="P3">let num = 6;</text:p>
      <text:p text:style-name="P3">console.log(num);</text:p>
      <text:p text:style-name="P3">var pro = 0 / 1;</text:p>
      <text:p text:style-name="P3">console.log(pro);</text:p>
      <text:p text:style-name="P3">var name = "chandu";</text:p>
      <text:p text:style-name="P3">console.log(name.length); </text:p>
      <text:p text:style-name="P3">*/</text:p>
      <text:p text:style-name="P3"/>
      <text:p text:style-name="P3">/*function wb(a, b, c, d) {</text:p>
      <text:p text:style-name="P3"><text:s text:c="4"/>var result = "";</text:p>
      <text:p text:style-name="P3"><text:s text:c="4"/>result += a + b + c + d;</text:p>
      <text:p text:style-name="P3"><text:s text:c="4"/>return result;</text:p>
      <text:p text:style-name="P3">}</text:p>
      <text:p text:style-name="P3"/>
      <text:p text:style-name="P3">console.log(wb("c", "h", "a", "n"));</text:p>
      <text:p text:style-name="P3">*/</text:p>
      <text:p text:style-name="P3"/>
      <text:p text:style-name="P3">/*</text:p>
      <text:p text:style-name="P3">var arr = [</text:p>
      <text:p text:style-name="P3"><text:s text:c="4"/>["abc", 42],</text:p>
      <text:p text:style-name="P3"><text:s text:c="4"/>["mnb", 224]</text:p>
      <text:p text:style-name="P3">];</text:p>
      <text:p text:style-name="P3">arr.push(["qwe", 1234]); // adds element to 1st position</text:p>
      <text:p text:style-name="P3">arr.pop(); // removes element from last</text:p>
      <text:p text:style-name="P3">arr.shift(); // removes element from 1st</text:p>
      <text:p text:style-name="P3">arr.unshift("hello", 423);// add element at the beginning</text:p>
      <text:p text:style-name="P3">console.log(arr);</text:p>
      <text:p text:style-name="P3">*/</text:p>
      <text:p text:style-name="P3"/>
      <text:p text:style-name="P3">/*</text:p>
      <text:p text:style-name="P3">var a = 10;</text:p>
      <text:p text:style-name="P3"/>
      <text:p text:style-name="P3">function fun1() {</text:p>
      <text:p text:style-name="P3"><text:s text:c="4"/>var b = 5; // if we don't use var kepword here, then it becomes global</text:p>
      <text:p text:style-name="P3">}</text:p>
      <text:p text:style-name="P3"/>
      <text:p text:style-name="P3">function fun2() {</text:p>
      <text:p text:style-name="P3"><text:soft-page-break/><text:s text:c="4"/>var op = "";</text:p>
      <text:p text:style-name="P3"><text:s text:c="4"/>if (typeof a != "undefined") {</text:p>
      <text:p text:style-name="P3"><text:s text:c="8"/>op += "a: " + a;</text:p>
      <text:p text:style-name="P3"><text:s text:c="4"/>}</text:p>
      <text:p text:style-name="P3"><text:s text:c="4"/>if (typeof b != "undefined") {</text:p>
      <text:p text:style-name="P3"><text:s text:c="8"/>op += "b: " + b;</text:p>
      <text:p text:style-name="P3"><text:s text:c="4"/>}</text:p>
      <text:p text:style-name="P3"><text:s text:c="4"/>console.log(op);</text:p>
      <text:p text:style-name="P3">}</text:p>
      <text:p text:style-name="P3">fun1();</text:p>
      <text:p text:style-name="P3">fun2();</text:p>
      <text:p text:style-name="P3">*/</text:p>
      <text:p text:style-name="P3"/>
      <text:p text:style-name="P3">// local variable has presidence over global variable</text:p>
      <text:p text:style-name="P3"/>
      <text:p text:style-name="P3">// JSON.stringify(array_name) <text:s/>is used to convert array to string to print it</text:p>
      <text:p text:style-name="P3"/>
      <text:p text:style-name="P3">/*</text:p>
      <text:p text:style-name="P3">function nil(arr, item) {</text:p>
      <text:p text:style-name="P3"><text:s text:c="4"/>arr.push(item);</text:p>
      <text:p text:style-name="P3"><text:s text:c="4"/>return arr.shift();</text:p>
      <text:p text:style-name="P3">}</text:p>
      <text:p text:style-name="P3">var tarr = [1, 2, 3, 4, 5];</text:p>
      <text:p text:style-name="P3"/>
      <text:p text:style-name="P3">console.log("before: " + JSON.stringify(tarr));</text:p>
      <text:p text:style-name="P3">console.log(nil(tarr, 6));</text:p>
      <text:p text:style-name="P3">console.log("after: " + JSON.stringify(tarr));</text:p>
      <text:p text:style-name="P3">*/</text:p>
      <text:p text:style-name="P3"/>
      <text:p text:style-name="P3">/*</text:p>
      <text:p text:style-name="P3">=== is strict equality operator</text:p>
      <text:p text:style-name="P3">3=='3' <text:s text:c="2"/>is true</text:p>
      <text:p text:style-name="P3">3==='3' <text:s/>is false</text:p>
      <text:p text:style-name="P3">similarly <text:s/>!= and !==</text:p>
      <text:p text:style-name="P3">*/</text:p>
      <text:p text:style-name="P3"/>
      <text:p text:style-name="P3">* </text:p>
      <text:p text:style-name="P3">/*</text:p>
      <text:p text:style-name="P3">var obj = { // object name</text:p>
      <text:p text:style-name="P3"><text:s text:c="4"/>"name": "camper", //properties: value</text:p>
      <text:p text:style-name="P3"><text:s text:c="4"/>"legs": 4,</text:p>
      <text:p text:style-name="P3"><text:s text:c="4"/>"friends are": ["everything"]</text:p>
      <text:p text:style-name="P3">};</text:p>
      <text:p text:style-name="P3"/>
      <text:p text:style-name="P3">obj.name = "happy camper"; // update value</text:p>
      <text:p text:style-name="P3">obj.age = 12; // add new property</text:p>
      <text:p text:style-name="P3">delete obj.legs;</text:p>
      <text:p text:style-name="P3">var givevalue = obj.name;</text:p>
      <text:p text:style-name="P3"><text:soft-page-break/>console.log(givevalue);</text:p>
      <text:p text:style-name="P3">var gvalue = obj["friends are"];</text:p>
      <text:p text:style-name="P3">console.log(gvalue);</text:p>
      <text:p text:style-name="P3">*/</text:p>
      <text:p text:style-name="P3">// objects casn be used for lookup table rather than switch statement</text:p>
      <text:p text:style-name="P3"/>
      <text:p text:style-name="P3">/*</text:p>
      <text:p text:style-name="P3">function lookupexam(val) {</text:p>
      <text:p text:style-name="P3"><text:s text:c="4"/>var result = "";</text:p>
      <text:p text:style-name="P3"/>
      <text:p text:style-name="P3"><text:s text:c="4"/>var lookup = {</text:p>
      <text:p text:style-name="P3"><text:s text:c="8"/>"alpha": "beta",</text:p>
      <text:p text:style-name="P3"><text:s text:c="8"/>"adam": "eve",</text:p>
      <text:p text:style-name="P3"><text:s text:c="8"/>"heer": "ranjha"</text:p>
      <text:p text:style-name="P3"/>
      <text:p text:style-name="P3"><text:s text:c="4"/>};</text:p>
      <text:p text:style-name="P3"><text:s text:c="4"/>result = lookup[val];</text:p>
      <text:p text:style-name="P3"><text:s text:c="4"/>return result;</text:p>
      <text:p text:style-name="P3">}</text:p>
      <text:p text:style-name="P3">console.log(lookupexam("adam"));</text:p>
      <text:p text:style-name="P3">*/</text:p>
      <text:p text:style-name="P3"/>
      <text:p text:style-name="P3">/*</text:p>
      <text:p text:style-name="P3">var lookup = {</text:p>
      <text:p text:style-name="P3"><text:s text:c="4"/>"alpha": "beta",</text:p>
      <text:p text:style-name="P3"><text:s text:c="4"/>"adam": "eve",</text:p>
      <text:p text:style-name="P3"><text:s text:c="4"/>"heer": "ranjha"</text:p>
      <text:p text:style-name="P3"/>
      <text:p text:style-name="P3">};</text:p>
      <text:p text:style-name="P3"/>
      <text:p text:style-name="P3">function checkObj(checkProp) {</text:p>
      <text:p text:style-name="P3"><text:s text:c="4"/>if (lookup.hasOwnProperty(checkProp)) { //check if property exist</text:p>
      <text:p text:style-name="P3"><text:s text:c="8"/>return lookup[checkProp];</text:p>
      <text:p text:style-name="P3"><text:s text:c="4"/>} else {</text:p>
      <text:p text:style-name="P3"><text:s text:c="8"/>return "not found"</text:p>
      <text:p text:style-name="P3"><text:s text:c="4"/>}</text:p>
      <text:p text:style-name="P3">}</text:p>
      <text:p text:style-name="P3">console.log(checkObj("hee"));</text:p>
      <text:p text:style-name="P3">*/</text:p>
      <text:p text:style-name="P3"/>
      <text:p text:style-name="P3">// array of objects, like a JSON format</text:p>
      <text:p text:style-name="P3">/*</text:p>
      <text:p text:style-name="P3">var myMusic = [{</text:p>
      <text:p text:style-name="P3"><text:s text:c="8"/>"arist": "billy",</text:p>
      <text:p text:style-name="P3"><text:s text:c="8"/>"title": "piano",</text:p>
      <text:p text:style-name="P3"><text:s text:c="8"/>"release": 1973,</text:p>
      <text:p text:style-name="P3"><text:s text:c="8"/>"formats": [</text:p>
      <text:p text:style-name="P3"><text:s text:c="12"/>"CD",</text:p>
      <text:p text:style-name="P3"><text:soft-page-break/><text:s text:c="12"/>"DVD",</text:p>
      <text:p text:style-name="P3"><text:s text:c="12"/>"WEB"</text:p>
      <text:p text:style-name="P3"><text:s text:c="8"/>],</text:p>
      <text:p text:style-name="P3"><text:s text:c="8"/>"gold": true</text:p>
      <text:p text:style-name="P3"><text:s text:c="4"/>},</text:p>
      <text:p text:style-name="P3"><text:s text:c="4"/>// another record</text:p>
      <text:p text:style-name="P3"><text:s text:c="4"/>{</text:p>
      <text:p text:style-name="P3"><text:s text:c="8"/>"arist": "harish",</text:p>
      <text:p text:style-name="P3"><text:s text:c="8"/>"title": "gitar",</text:p>
      <text:p text:style-name="P3"><text:s text:c="8"/>"release": 1979,</text:p>
      <text:p text:style-name="P3"><text:s text:c="8"/>"formats": [</text:p>
      <text:p text:style-name="P3"><text:s text:c="12"/>"DVD",</text:p>
      <text:p text:style-name="P3"><text:s text:c="12"/>"WEB"</text:p>
      <text:p text:style-name="P3"><text:s text:c="8"/>],</text:p>
      <text:p text:style-name="P3"><text:s text:c="8"/>"gold": false</text:p>
      <text:p text:style-name="P3"><text:s text:c="4"/>}</text:p>
      <text:p text:style-name="P3">];</text:p>
      <text:p text:style-name="P3">var x = myMusic[1].formats[0]; //accessing array objects</text:p>
      <text:p text:style-name="P3">console.log(x);</text:p>
      <text:p text:style-name="P3">*/</text:p>
      <text:p text:style-name="P3"/>
      <text:p text:style-name="P3">// nested objects</text:p>
      <text:p text:style-name="P3">/*</text:p>
      <text:p text:style-name="P3">var mystorage = {</text:p>
      <text:p text:style-name="P3"><text:s text:c="4"/>"car": {</text:p>
      <text:p text:style-name="P3"><text:s text:c="8"/>"inside": {</text:p>
      <text:p text:style-name="P3"><text:s text:c="12"/>"glove box": "maps",</text:p>
      <text:p text:style-name="P3"><text:s text:c="12"/>"seat": "crumbs"</text:p>
      <text:p text:style-name="P3"><text:s text:c="8"/>},</text:p>
      <text:p text:style-name="P3"><text:s text:c="8"/>"outside": {</text:p>
      <text:p text:style-name="P3"><text:s text:c="12"/>"trunk": "jack"</text:p>
      <text:p text:style-name="P3"><text:s text:c="8"/>}</text:p>
      <text:p text:style-name="P3"><text:s text:c="4"/>}</text:p>
      <text:p text:style-name="P3">};</text:p>
      <text:p text:style-name="P3"/>
      <text:p text:style-name="P3">var y = mystorage.car.inside["seat"];</text:p>
      <text:p text:style-name="P3">console.log(y);</text:p>
      <text:p text:style-name="P3">*/</text:p>
      <text:p text:style-name="P3"/>
      <text:p text:style-name="P3">//record collection</text:p>
      <text:p text:style-name="P3">/*</text:p>
      <text:p text:style-name="P3">var collection = {</text:p>
      <text:p text:style-name="P3"><text:s text:c="4"/>"21": { // record ID</text:p>
      <text:p text:style-name="P3"><text:s text:c="8"/>"artist": "billy",</text:p>
      <text:p text:style-name="P3"><text:s text:c="8"/>"title": "piano",</text:p>
      <text:p text:style-name="P3"><text:s text:c="8"/>"release": 1973,</text:p>
      <text:p text:style-name="P3"><text:s text:c="8"/>"formats": [</text:p>
      <text:p text:style-name="P3"><text:s text:c="12"/>"CD",</text:p>
      <text:p text:style-name="P3"><text:soft-page-break/><text:s text:c="12"/>"DVD",</text:p>
      <text:p text:style-name="P3"><text:s text:c="12"/>"WEB"</text:p>
      <text:p text:style-name="P3"><text:s text:c="8"/>],</text:p>
      <text:p text:style-name="P3"><text:s text:c="8"/>"gold": true</text:p>
      <text:p text:style-name="P3"><text:s text:c="4"/>},</text:p>
      <text:p text:style-name="P3"><text:s text:c="4"/>"22": {</text:p>
      <text:p text:style-name="P3"><text:s text:c="8"/>"artist": "harish",</text:p>
      <text:p text:style-name="P3"><text:s text:c="8"/>"title": "gitar",</text:p>
      <text:p text:style-name="P3"><text:s text:c="8"/>"formats": [],</text:p>
      <text:p text:style-name="P3"><text:s text:c="8"/>"gold": false</text:p>
      <text:p text:style-name="P3"><text:s text:c="4"/>},</text:p>
      <text:p text:style-name="P3"><text:s text:c="4"/>"23": {</text:p>
      <text:p text:style-name="P3"><text:s text:c="8"/>"artist": "ram",</text:p>
      <text:p text:style-name="P3"><text:s text:c="8"/>"formats": [</text:p>
      <text:p text:style-name="P3"><text:s text:c="12"/>"DVD",</text:p>
      <text:p text:style-name="P3"><text:s text:c="12"/>"youtube"</text:p>
      <text:p text:style-name="P3"><text:s text:c="8"/>]</text:p>
      <text:p text:style-name="P3"><text:s text:c="4"/>}</text:p>
      <text:p text:style-name="P3"/>
      <text:p text:style-name="P3">};</text:p>
      <text:p text:style-name="P3"/>
      <text:p text:style-name="P3">//keeping the copy of the collection</text:p>
      <text:p text:style-name="P3">var collCopy = JSON.parse(JSON.stringify(collection));</text:p>
      <text:p text:style-name="P3"/>
      <text:p text:style-name="P3">function updateRecords(id, prop, value) {</text:p>
      <text:p text:style-name="P3"/>
      <text:p text:style-name="P3"><text:s text:c="4"/>if (value === "") {</text:p>
      <text:p text:style-name="P3"><text:s text:c="8"/>delete collection[id][prop];</text:p>
      <text:p text:style-name="P3"><text:s text:c="4"/>} else if (prop === "formats") {</text:p>
      <text:p text:style-name="P3"><text:s text:c="8"/>collection[id][prop] = collection[id][prop] || [];</text:p>
      <text:p text:style-name="P3"><text:s text:c="8"/>collection[id][prop].push(value);</text:p>
      <text:p text:style-name="P3"/>
      <text:p text:style-name="P3"><text:s text:c="4"/>} else {</text:p>
      <text:p text:style-name="P3"><text:s text:c="8"/>collection[id][prop] = value;</text:p>
      <text:p text:style-name="P3"><text:s text:c="4"/>}</text:p>
      <text:p text:style-name="P3"><text:s text:c="4"/>return collection;</text:p>
      <text:p text:style-name="P3">}</text:p>
      <text:p text:style-name="P3">updateRecords(21, "formats", "raxx");</text:p>
      <text:p text:style-name="P3">console.log(updateRecords(22, "artist", "abba"));</text:p>
      <text:p text:style-name="P3">*/</text:p>
      <text:p text:style-name="P3"/>
      <text:p text:style-name="P3">/*</text:p>
      <text:p text:style-name="P3">var contacts = [{</text:p>
      <text:p text:style-name="P3"><text:s text:c="8"/>"firstname": "akira",</text:p>
      <text:p text:style-name="P3"><text:s text:c="8"/>"lastname": "laine",</text:p>
      <text:p text:style-name="P3"><text:s text:c="8"/>"number": "0987654321",</text:p>
      <text:p text:style-name="P3"><text:s text:c="8"/>"likes": ["pizza", "coding", "browie"]</text:p>
      <text:p text:style-name="P3"><text:s text:c="4"/>},</text:p>
      <text:p text:style-name="P3"><text:soft-page-break/><text:s text:c="4"/>{</text:p>
      <text:p text:style-name="P3"><text:s text:c="8"/>"firstname": "harry",</text:p>
      <text:p text:style-name="P3"><text:s text:c="8"/>"lastname": "potter",</text:p>
      <text:p text:style-name="P3"><text:s text:c="8"/>"number": "0123456789",</text:p>
      <text:p text:style-name="P3"><text:s text:c="8"/>"likes": ["hogwarts", "magic", "hagrid"]</text:p>
      <text:p text:style-name="P3"><text:s text:c="4"/>},</text:p>
      <text:p text:style-name="P3"><text:s text:c="4"/>{</text:p>
      <text:p text:style-name="P3"><text:s text:c="8"/>"firstname": "Sherlock",</text:p>
      <text:p text:style-name="P3"><text:s text:c="8"/>"lastname": "holmes",</text:p>
      <text:p text:style-name="P3"><text:s text:c="8"/>"number": "0987678654",</text:p>
      <text:p text:style-name="P3"><text:s text:c="8"/>"likes": ["cases", "decoding", "voilen"]</text:p>
      <text:p text:style-name="P3"><text:s text:c="4"/>},</text:p>
      <text:p text:style-name="P3"><text:s text:c="4"/>{</text:p>
      <text:p text:style-name="P3"><text:s text:c="8"/>"firstname": "chandu",</text:p>
      <text:p text:style-name="P3"><text:s text:c="8"/>"lastname": "singh",</text:p>
      <text:p text:style-name="P3"><text:s text:c="8"/>"number": "unknown",</text:p>
      <text:p text:style-name="P3"><text:s text:c="8"/>"likes": ["javascript", "coding"]</text:p>
      <text:p text:style-name="P3"><text:s text:c="4"/>}</text:p>
      <text:p text:style-name="P3"/>
      <text:p text:style-name="P3">];</text:p>
      <text:p text:style-name="P3"/>
      <text:p text:style-name="P3">function lookUpProfile(name, prop) {</text:p>
      <text:p text:style-name="P3"/>
      <text:p text:style-name="P3"><text:s text:c="4"/>for (var i = 0; i &lt; contacts.length; i++) {</text:p>
      <text:p text:style-name="P3"><text:s text:c="8"/>if (contacts[i].firstname === name) {</text:p>
      <text:p text:style-name="P3"><text:s text:c="12"/>return contacts[i][prop] || "no such property";</text:p>
      <text:p text:style-name="P3"><text:s text:c="8"/>}</text:p>
      <text:p text:style-name="P3"><text:s text:c="4"/>}</text:p>
      <text:p text:style-name="P3"><text:s text:c="4"/>return "no such contact";</text:p>
      <text:p text:style-name="P3">}</text:p>
      <text:p text:style-name="P3"/>
      <text:p text:style-name="P3">var data = lookUpProfile("chandu", "number");</text:p>
      <text:p text:style-name="P3">console.log(data);</text:p>
      <text:p text:style-name="P3">*/</text:p>
      <text:p text:style-name="P3"/>
      <text:p text:style-name="P3">//random fuctions</text:p>
      <text:p text:style-name="P3">/*</text:p>
      <text:p text:style-name="P3">console.log(Math.random()); //give number [0,1)</text:p>
      <text:p text:style-name="P3">console.log(Math.floor(Math.random() * 10)); // gives random whole number [0,9)]</text:p>
      <text:p text:style-name="P3"/>
      <text:p text:style-name="P3">// if we want random number between a range</text:p>
      <text:p text:style-name="P3"/>
      <text:p text:style-name="P3">function inrange(mini, maxi) {</text:p>
      <text:p text:style-name="P3"><text:s text:c="4"/>return Math.floor(Math.random() * (maxi - mini + 1)) + mini;</text:p>
      <text:p text:style-name="P3">}</text:p>
      <text:p text:style-name="P3">console.log(inrange(2, 6));</text:p>
      <text:p text:style-name="P3">*/</text:p>
      <text:p text:style-name="P3"/>
      <text:p text:style-name="P3"><text:soft-page-break/>//converting string to integer</text:p>
      <text:p text:style-name="P3">/*</text:p>
      <text:p text:style-name="P3">function convert(str) {</text:p>
      <text:p text:style-name="P3"><text:s text:c="4"/>console.log(parseInt(str));</text:p>
      <text:p text:style-name="P3"><text:s text:c="4"/>console.log(parseInt(str, 2)); // to binary</text:p>
      <text:p text:style-name="P3">}</text:p>
      <text:p text:style-name="P3">convert("10011");</text:p>
      <text:p text:style-name="P3">*/</text:p>
      <text:p text:style-name="P3"/>
      <text:p text:style-name="P3">//ternary operator</text:p>
      <text:p text:style-name="P3">// condition ? statement-if-true : statement-if-false;</text:p>
      <text:p text:style-name="P3">/*</text:p>
      <text:p text:style-name="P3">function check(num) {</text:p>
      <text:p text:style-name="P3"><text:s text:c="4"/>//multiple ternary</text:p>
      <text:p text:style-name="P3"><text:s text:c="4"/>return num &gt; 0 ? "positive" : num &lt; 0 ? "negative" : "zero";</text:p>
      <text:p text:style-name="P3">}</text:p>
      <text:p text:style-name="P3">console.log(check(0));</text:p>
      <text:p text:style-name="P3">*/</text:p>
      <text:p text:style-name="P3"/>
      <text:p text:style-name="P3">// prevening object mutation</text:p>
      <text:p text:style-name="P3">/*</text:p>
      <text:p text:style-name="P3">function freezobj() {</text:p>
      <text:p text:style-name="P3"><text:s text:c="4"/>"use strict";</text:p>
      <text:p text:style-name="P3"><text:s text:c="4"/>const mathcons = {</text:p>
      <text:p text:style-name="P3"><text:s text:c="8"/>PI: 3.14</text:p>
      <text:p text:style-name="P3"><text:s text:c="4"/>};</text:p>
      <text:p text:style-name="P3"><text:s text:c="4"/>Object.freeze(mathcons); //without this answer will be 99</text:p>
      <text:p text:style-name="P3"/>
      <text:p text:style-name="P3"><text:s text:c="4"/>try {</text:p>
      <text:p text:style-name="P3"><text:s text:c="8"/>mathcons.PI = 99;</text:p>
      <text:p text:style-name="P3"><text:s text:c="4"/>} catch (ex) {</text:p>
      <text:p text:style-name="P3"><text:s text:c="8"/>console.log(ex);</text:p>
      <text:p text:style-name="P3"><text:s text:c="4"/>}</text:p>
      <text:p text:style-name="P3"><text:s text:c="4"/>return mathcons.PI;</text:p>
      <text:p text:style-name="P3">}</text:p>
      <text:p text:style-name="P3">console.log(freezobj());</text:p>
      <text:p text:style-name="P3">*/</text:p>
      <text:p text:style-name="P3"/>
      <text:p text:style-name="P3">/*</text:p>
      <text:p text:style-name="P3">// annominous function is a function which does not have a name,but has ; at the end</text:p>
      <text:p text:style-name="P3">// arrow function in annonimous function</text:p>
      <text:p text:style-name="P3"/>
      <text:p text:style-name="P3">var conca = function(arr1,arr2){</text:p>
      <text:p text:style-name="P3"><text:s text:c="4"/>return arr1.concat(arr2);</text:p>
      <text:p text:style-name="P3">};</text:p>
      <text:p text:style-name="P3">// const canca = (arr1,arr2) =&gt; arr1.concat(arr2);</text:p>
      <text:p text:style-name="P3">*/</text:p>
      <text:p text:style-name="P3"/>
      <text:p text:style-name="P3"><text:soft-page-break/></text:p>
      <text:p text:style-name="P17">Advanced Working with functions</text:p>
      <text:list xml:id="list1440832447" text:style-name="L2">
        <text:list-item>
          <text:p text:style-name="P29">Recursion</text:p>
        </text:list-item>
        <text:list-item>
          <text:p text:style-name="P29">Closure</text:p>
        </text:list-item>
        <text:list-item>
          <text:p text:style-name="P29">The “new Function”</text:p>
        </text:list-item>
        <text:list-item>
          <text:p text:style-name="P29">Arrow Functions</text:p>
        </text:list-item>
        <text:list-item>
          <text:p text:style-name="P29">Rest Parameters &amp; Spread Operator</text:p>
        </text:list-item>
        <text:list-item>
          <text:p text:style-name="P29">Global Object</text:p>
        </text:list-item>
        <text:list-item>
          <text:p text:style-name="P29">Function Object</text:p>
        </text:list-item>
        <text:list-item>
          <text:p text:style-name="P29">SetTimeout &amp; SetInterval</text:p>
        </text:list-item>
        <text:list-item>
          <text:p text:style-name="P29">Function Binding</text:p>
        </text:list-item>
      </text:list>
      <text:p text:style-name="P7"/>
      <text:p text:style-name="P13">HIGHER ORDER FUNCTIONS <text:span text:style-name="T12">:- </text:span><text:span text:style-name="T13">These are the functions that take a function as an argument. Like map(), setTimeout()</text:span></text:p>
      <text:p text:style-name="P8">/*</text:p>
      <text:p text:style-name="P11">let number = [1,2,3]</text:p>
      <text:p text:style-name="P11">let nu = number.map(num =&gt; num*2)</text:p>
      <text:p text:style-name="P11">console.log(nu)</text:p>
      <text:p text:style-name="P11">setTimeout(() =&gt; console.log("hello"),2000)</text:p>
      <text:p text:style-name="P8">*/</text:p>
      <text:p text:style-name="P9">Output : </text:p>
      <text:p text:style-name="P9">[ 2, 4, 6 ]</text:p>
      <text:p text:style-name="P9">hello</text:p>
      <text:p text:style-name="P9"/>
      <text:p text:style-name="P14">FUCNTION COMPOSITION</text:p>
      <text:p text:style-name="P9">/*</text:p>
      <text:p text:style-name="P12">let input =" <text:s/>JavaScript <text:s/>"</text:p>
      <text:p text:style-name="P12"/>
      <text:p text:style-name="P12">const trim = str =&gt; str.trim()</text:p>
      <text:p text:style-name="P12">const lcase = str =&gt; str.toLowerCase()</text:p>
      <text:p text:style-name="P12">const concat = str =&gt;str.concat(" is number 1")</text:p>
      <text:p text:style-name="P12"/>
      <text:p text:style-name="P12">const result=lcase(concat(trim(input)))</text:p>
      <text:p text:style-name="P12">console.log(result)</text:p>
      <text:p text:style-name="Standard">*/</text:p>
      <text:p text:style-name="P19">Output :</text:p>
      <text:p text:style-name="P19">javascript is number 1</text:p>
      <text:p text:style-name="P19"/>
      <text:p text:style-name="P19"/>
      <text:p text:style-name="P19">Note:</text:p>
      <text:p text:style-name="P19">There is a problem with Function Composition:-</text:p>
      <text:p text:style-name="P19">1. we have to read this expression from right -&gt; left</text:p>
      <text:p text:style-name="P19">2. as we work with more complex problems we end up with so many parenthesis.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0">Using Lodash to solve this problem:-</text:p>
      <text:p text:style-name="P18">npm install lodash</text:p>
      <text:p text:style-name="Standard"/>
      <text:p text:style-name="Standard">/*</text:p>
      <text:p text:style-name="P21">import { compose, pipe} from 'lodash/fp'</text:p>
      <text:p text:style-name="P21"/>
      <text:p text:style-name="P21">let input =" <text:s/>JavaScript <text:s/>"</text:p>
      <text:p text:style-name="P21"/>
      <text:p text:style-name="P21">const trim = str =&gt; str.trim()</text:p>
      <text:p text:style-name="P21">const lcase = str =&gt; str.toLowerCase()</text:p>
      <text:p text:style-name="P21">const concat = str =&gt;str.concat(" is number 1")</text:p>
      <text:p text:style-name="P21"/>
      <text:p text:style-name="P21">const result= compose(lcase, concat, trim) <text:s/>// <text:span text:style-name="T14">reads it right -&gt; left</text:span></text:p>
      <text:p text:style-name="P21">const result2= pipe(trim, concat, lcase) <text:s/>// <text:span text:style-name="T14">reads it left -&gt; right</text:span></text:p>
      <text:p text:style-name="P21">console.log(result(input))</text:p>
      <text:p text:style-name="P21">console.log(result2(input))</text:p>
      <text:p text:style-name="Standard">*/</text:p>
      <text:p text:style-name="Standard"/>
      <text:p text:style-name="P26">CURRYING</text:p>
      <text:p text:style-name="Standard">/*</text:p>
      <text:p text:style-name="P21">function add(a){</text:p>
      <text:p text:style-name="P21"><text:s text:c="4"/>return function(b){</text:p>
      <text:p text:style-name="P21"><text:s text:c="8"/>console.log(a+b)</text:p>
      <text:p text:style-name="P21"><text:s text:c="4"/>}</text:p>
      <text:p text:style-name="P21">}</text:p>
      <text:p text:style-name="P21">// same as arrow function</text:p>
      <text:p text:style-name="P21">const add2 = a =&gt; b =&gt; console.log(a+b)</text:p>
      <text:p text:style-name="P21"/>
      <text:p text:style-name="P21">add(1)(5)</text:p>
      <text:p text:style-name="P21">add2(4)(10)</text:p>
      <text:p text:style-name="Standard">*/</text:p>
      <text:p text:style-name="Standard"/>
      <text:p text:style-name="P27">Output:-</text:p>
      <text:p text:style-name="P27">6</text:p>
      <text:p text:style-name="P27">14</text:p>
      <text:p text:style-name="P27"/>
      <text:p text:style-name="P27">/*</text:p>
      <text:p text:style-name="P22">import { compose, pipe} from 'lodash/fp'</text:p>
      <text:p text:style-name="P22"/>
      <text:p text:style-name="P22">let input =" <text:s/>JavaScript <text:s/>"</text:p>
      <text:p text:style-name="P22"/>
      <text:p text:style-name="P22">const trim = str =&gt; str.trim()</text:p>
      <text:p text:style-name="P22">const lcase = str =&gt; str.toLowerCase()</text:p>
      <text:p text:style-name="P22">const concat = str =&gt;str.concat(" is number 1")</text:p>
      <text:p text:style-name="P23">const wrap = <text:span text:style-name="T16">type =&gt; </text:span>str =&gt; `&lt;${type}&gt;${str}&lt;/${type}&gt;<text:span text:style-name="T15">`</text:span></text:p>
      <text:p text:style-name="P22"/>
      <text:p text:style-name="P23">const result1 = pipe(trim, concat, lcase, wrap(“div”))</text:p>
      <text:p text:style-name="P24">console.log(result1(input))</text:p>
      <text:p text:style-name="P25"/>
      <text:p text:style-name="Standard">*/</text:p>
      <text:p text:style-name="P28"><text:soft-page-break/></text:p>
      <text:p text:style-name="P28">Output:</text:p>
      <text:p text:style-name="P28">&lt;div&gt;javascript is number 1&lt;/div&gt;</text:p>
      <text:p text:style-name="Standard"/>
      <text:p text:style-name="P36">IMMUTABILITY</text:p>
      <text:p text:style-name="P34"/>
      <text:p text:style-name="P34">* In order to change the property of the object one should create a copy then change.</text:p>
      <text:p text:style-name="P34"/>
      <text:p text:style-name="P37"><text:span text:style-name="T20">C</text:span>hanging the object property <text:span text:style-name="T20">by Object.assign</text:span></text:p>
      <text:p text:style-name="P34">/*</text:p>
      <text:p text:style-name="P31">const person ={ name: "john"}</text:p>
      <text:p text:style-name="P31">const updated= Object.assign({}, person, {name: "bob", age:30})</text:p>
      <text:p text:style-name="P31">console.log(updated)</text:p>
      <text:p text:style-name="P34">*/</text:p>
      <text:p text:style-name="P34"/>
      <text:p text:style-name="P35"><text:span text:style-name="T19">C</text:span><text:span text:style-name="T18">hanging the object property </text:span><text:span text:style-name="T19">by U</text:span><text:span text:style-name="T18">sing Spread operator</text:span></text:p>
      <text:p text:style-name="P34">/*</text:p>
      <text:p text:style-name="P31">const person ={ name: "john"}</text:p>
      <text:p text:style-name="P31">const updated ={...person, name:"boby"}</text:p>
      <text:p text:style-name="P31">console.log(updated)</text:p>
      <text:p text:style-name="P34">*/</text:p>
      <text:p text:style-name="P34"/>
      <text:p text:style-name="P38">Note: There is problem with the above two methods as both of them create a shallow copy</text:p>
      <text:p text:style-name="P38">/*</text:p>
      <text:p text:style-name="P32">const person ={ name: "john",</text:p>
      <text:p text:style-name="P32"><text:s text:c="8"/>address:{</text:p>
      <text:p text:style-name="P32"><text:s text:c="12"/>country: "USA",</text:p>
      <text:p text:style-name="P32"><text:s text:c="12"/>city: "new york"</text:p>
      <text:p text:style-name="P32"><text:s text:c="8"/>}</text:p>
      <text:p text:style-name="P32"><text:s text:c="4"/>}</text:p>
      <text:p text:style-name="P32">const updated ={...person, name:"boby"}</text:p>
      <text:p text:style-name="P32">updated.address.city="LA"</text:p>
      <text:p text:style-name="P32">console.log(<text:span text:style-name="T21">person</text:span>)</text:p>
      <text:p text:style-name="P38">*/</text:p>
      <text:p text:style-name="P39">Output:</text:p>
      <text:p text:style-name="P39">{ name: 'boby', address: { country: 'USA', city: 'LA' } }</text:p>
      <text:p text:style-name="P39"/>
      <text:p text:style-name="P39">-- here we can see that the address property is changed through one reference.</text:p>
      <text:p text:style-name="P39">-- in order to overcome it we need to create a deep copy</text:p>
      <text:p text:style-name="P39"/>
      <text:p text:style-name="P39">/*</text:p>
      <text:p text:style-name="P33">const person ={ name: "john",</text:p>
      <text:p text:style-name="P33"><text:s text:c="8"/>address:{</text:p>
      <text:p text:style-name="P33"><text:s text:c="12"/>country: "USA",</text:p>
      <text:p text:style-name="P33"><text:s text:c="12"/>city: "new york"</text:p>
      <text:p text:style-name="P33"><text:s text:c="8"/>}</text:p>
      <text:p text:style-name="P33"><text:s text:c="4"/>}</text:p>
      <text:p text:style-name="P33">const updated ={...person,</text:p>
      <text:p text:style-name="P33"><text:s text:c="4"/>address: {</text:p>
      <text:p text:style-name="P33"><text:s text:c="8"/>...person.address,</text:p>
      <text:p text:style-name="P33"><text:s text:c="8"/>city:"Dalas"</text:p>
      <text:p text:style-name="P33"><text:s text:c="4"/>},</text:p>
      <text:p text:style-name="P33"><text:soft-page-break/><text:s text:c="4"/>name:"boby"</text:p>
      <text:p text:style-name="P33">}</text:p>
      <text:p text:style-name="P33">console.log(person)</text:p>
      <text:p text:style-name="P33">console.log(updated)</text:p>
      <text:p text:style-name="P39">*/</text:p>
      <text:p text:style-name="P40">Output:</text:p>
      <text:p text:style-name="P40">{ name: 'john', address: { country: 'USA', city: 'new york' } }</text:p>
      <text:p text:style-name="P40">{ name: 'boby', address: { country: 'USA', city: 'Dalas' } }</text:p>
      <text:p text:style-name="P40"/>
      <text:p text:style-name="P40">Note: When working with nested object we have to do a deep copy. <text:span text:style-name="T22">But this is very tedius when it comes to handling large objects, that’s why we have libraries made for Immutability , like IMMER , IMMUTABLE.</text:span>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9:30:23.874428889</meta:creation-date>
    <dc:date>2020-07-06T23:26:20.803160935</dc:date>
    <meta:editing-duration>PT13H28M27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2" meta:paragraph-count="445" meta:word-count="1607" meta:character-count="11228" meta:non-whitespace-character-count="8885"/>
  </office:meta>
</office:document-meta>
</file>